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3a0f" officeooo:paragraph-rsid="000647b1"/>
    </style:style>
    <style:style style:name="P2" style:family="paragraph" style:parent-style-name="Standard">
      <style:paragraph-properties fo:text-align="start" style:justify-single-word="false"/>
      <style:text-properties officeooo:rsid="0006c21a" officeooo:paragraph-rsid="0006c21a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6c21a" officeooo:paragraph-rsid="0006c21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787b9" officeooo:paragraph-rsid="000787b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8f706" officeooo:paragraph-rsid="0008f70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a1cf9" officeooo:paragraph-rsid="000a1cf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bf224" officeooo:paragraph-rsid="000bf224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f8602" officeooo:paragraph-rsid="00143b1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f8602" officeooo:paragraph-rsid="0014cab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43b1e" officeooo:paragraph-rsid="00143b1e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4cab3" officeooo:paragraph-rsid="0014cab3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4cab3" officeooo:paragraph-rsid="00161e5b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61e5b" officeooo:paragraph-rsid="00161e5b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61e5b" officeooo:paragraph-rsid="00190d6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0bf224"/>
    </style:style>
    <style:style style:name="P16" style:family="paragraph" style:parent-style-name="Standard">
      <style:paragraph-properties fo:text-align="start" style:justify-single-word="false"/>
      <style:text-properties officeooo:rsid="000bf224" officeooo:paragraph-rsid="000bf224"/>
    </style:style>
    <style:style style:name="P17" style:family="paragraph" style:parent-style-name="Standard">
      <style:paragraph-properties fo:text-align="start" style:justify-single-word="false"/>
      <style:text-properties officeooo:rsid="000d8685" officeooo:paragraph-rsid="000d8685"/>
    </style:style>
    <style:style style:name="P18" style:family="paragraph" style:parent-style-name="Standard">
      <style:paragraph-properties fo:text-align="justify" style:justify-single-word="false"/>
      <style:text-properties officeooo:rsid="000dfaee" officeooo:paragraph-rsid="000dfaee"/>
    </style:style>
    <style:style style:name="P19" style:family="paragraph" style:parent-style-name="Standard">
      <style:paragraph-properties fo:text-align="justify" style:justify-single-word="false"/>
      <style:text-properties officeooo:paragraph-rsid="000dfaee"/>
    </style:style>
    <style:style style:name="P20" style:family="paragraph" style:parent-style-name="Standard">
      <style:paragraph-properties fo:text-align="justify" style:justify-single-word="false"/>
      <style:text-properties officeooo:rsid="000f8602" officeooo:paragraph-rsid="000f8602"/>
    </style:style>
    <style:style style:name="P21" style:family="paragraph" style:parent-style-name="Standard">
      <style:paragraph-properties fo:text-align="justify" style:justify-single-word="false"/>
      <style:text-properties officeooo:rsid="000f8602" officeooo:paragraph-rsid="00161e5b"/>
    </style:style>
    <style:style style:name="P22" style:family="paragraph" style:parent-style-name="Standard">
      <style:paragraph-properties fo:text-align="justify" style:justify-single-word="false"/>
      <style:text-properties officeooo:rsid="00112cc7" officeooo:paragraph-rsid="00141b82"/>
    </style:style>
    <style:style style:name="P23" style:family="paragraph" style:parent-style-name="Standard">
      <style:paragraph-properties fo:text-align="start" style:justify-single-word="false"/>
      <style:text-properties officeooo:rsid="0012535f" officeooo:paragraph-rsid="0012535f"/>
    </style:style>
    <style:style style:name="P24" style:family="paragraph" style:parent-style-name="Standard">
      <style:paragraph-properties fo:text-align="start" style:justify-single-word="false"/>
      <style:text-properties officeooo:rsid="0012535f" officeooo:paragraph-rsid="00160bcd"/>
    </style:style>
    <style:style style:name="P25" style:family="paragraph" style:parent-style-name="Standard">
      <style:paragraph-properties fo:text-align="start" style:justify-single-word="false"/>
      <style:text-properties officeooo:rsid="0012535f" officeooo:paragraph-rsid="00161e5b"/>
    </style:style>
    <style:style style:name="P26" style:family="paragraph" style:parent-style-name="Standard">
      <style:paragraph-properties fo:text-align="justify" style:justify-single-word="false"/>
      <style:text-properties officeooo:rsid="0013d791" officeooo:paragraph-rsid="0013d791"/>
    </style:style>
    <style:style style:name="P27" style:family="paragraph" style:parent-style-name="Standard">
      <style:paragraph-properties fo:text-align="justify" style:justify-single-word="false"/>
      <style:text-properties officeooo:rsid="0013d791" officeooo:paragraph-rsid="00161e5b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13d791" officeooo:paragraph-rsid="0013d791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bold" officeooo:rsid="0013d791" officeooo:paragraph-rsid="00161e5b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weight="bold" officeooo:rsid="00143b1e" officeooo:paragraph-rsid="00143b1e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14cab3" officeooo:paragraph-rsid="0014cab3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194c5e" officeooo:paragraph-rsid="00194c5e" style:font-weight-asian="bold" style:font-weight-complex="bold"/>
    </style:style>
    <style:style style:name="P33" style:family="paragraph" style:parent-style-name="Standard">
      <style:paragraph-properties fo:line-height="100%" fo:text-align="justify" style:justify-single-word="false"/>
      <style:text-properties style:use-window-font-color="true" style:font-name="Liberation Serif" fo:font-size="12pt" fo:font-weight="bold" officeooo:rsid="00194c5e" officeooo:paragraph-rsid="00194c5e" style:font-size-asian="12pt" style:font-weight-asian="bold" style:font-size-complex="12pt" style:font-weight-complex="bold"/>
    </style:style>
    <style:style style:name="P34" style:family="paragraph" style:parent-style-name="Preformatted_20_Text">
      <style:paragraph-properties fo:line-height="100%" fo:text-align="justify" style:justify-single-word="false"/>
      <style:text-properties style:use-window-font-color="true" style:font-name="Liberation Serif" fo:font-size="12pt" fo:font-weight="bold" officeooo:rsid="00194c5e" officeooo:paragraph-rsid="00194c5e" style:font-size-asian="12pt" style:font-weight-asian="bold" style:font-size-complex="12pt" style:font-weight-complex="bold"/>
    </style:style>
    <style:style style:name="P35" style:family="paragraph" style:parent-style-name="Preformatted_20_Text">
      <style:paragraph-properties fo:line-height="100%" fo:text-align="justify" style:justify-single-word="false"/>
      <style:text-properties style:font-name="Liberation Serif" fo:font-size="12pt" style:font-size-asian="12pt" style:font-size-complex="12pt"/>
    </style:style>
    <style:style style:name="P36" style:family="paragraph" style:parent-style-name="Preformatted_20_Text">
      <style:paragraph-properties fo:margin-top="0cm" fo:margin-bottom="0cm" loext:contextual-spacing="false" fo:line-height="100%"/>
      <style:text-properties style:font-name="Liberation Serif" fo:font-size="12pt" officeooo:paragraph-rsid="001f0516" style:font-size-asian="12pt" style:font-size-complex="12pt"/>
    </style:style>
    <style:style style:name="P37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Liberation Serif" fo:font-size="12pt" fo:font-weight="bold" officeooo:rsid="001c3380" officeooo:paragraph-rsid="001d3554" style:font-size-asian="12pt" style:font-weight-asian="bold" style:font-size-complex="12pt" style:font-weight-complex="bold"/>
    </style:style>
    <style:style style:name="P38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Liberation Serif" fo:font-size="12pt" fo:font-weight="bold" officeooo:rsid="001d3554" officeooo:paragraph-rsid="001d3554" style:font-size-asian="12pt" style:font-weight-asian="bold" style:font-size-complex="12pt" style:font-weight-complex="bold"/>
    </style:style>
    <style:style style:name="P39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Liberation Serif" fo:font-size="12pt" fo:font-weight="bold" officeooo:rsid="001eb63e" officeooo:paragraph-rsid="001eb63e" style:font-size-asian="12pt" style:font-weight-asian="bold" style:font-size-complex="12pt" style:font-weight-complex="bold"/>
    </style:style>
    <style:style style:name="P40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Liberation Serif" fo:font-size="12pt" fo:font-weight="bold" officeooo:rsid="001f0516" officeooo:paragraph-rsid="001f0516" style:font-size-asian="12pt" style:font-weight-asian="bold" style:font-size-complex="12pt" style:font-weight-complex="bold"/>
    </style:style>
    <style:style style:name="P41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Liberation Serif" fo:font-size="12pt" fo:font-weight="bold" officeooo:rsid="001f0516" officeooo:paragraph-rsid="002526ab" style:font-size-asian="12pt" style:font-weight-asian="bold" style:font-size-complex="12pt" style:font-weight-complex="bold"/>
    </style:style>
    <style:style style:name="P42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Liberation Serif" fo:font-size="12pt" fo:font-weight="bold" officeooo:rsid="002183f1" officeooo:paragraph-rsid="002183f1" style:font-size-asian="12pt" style:font-weight-asian="bold" style:font-size-complex="12pt" style:font-weight-complex="bold"/>
    </style:style>
    <style:style style:name="P43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Liberation Serif" fo:font-size="12pt" fo:font-weight="bold" officeooo:rsid="0025bb66" officeooo:paragraph-rsid="0025bb66" style:font-size-asian="12pt" style:font-weight-asian="bold" style:font-size-complex="12pt" style:font-weight-complex="bold"/>
    </style:style>
    <style:style style:name="P44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Liberation Serif" fo:font-size="12pt" fo:font-weight="bold" officeooo:rsid="0025bb66" officeooo:paragraph-rsid="0027897c" style:font-size-asian="12pt" style:font-weight-asian="bold" style:font-size-complex="12pt" style:font-weight-complex="bold"/>
    </style:style>
    <style:style style:name="P45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Liberation Serif" fo:font-size="12pt" fo:font-weight="bold" officeooo:rsid="00276f41" officeooo:paragraph-rsid="00276f41" style:font-size-asian="12pt" style:font-weight-asian="bold" style:font-size-complex="12pt" style:font-weight-complex="bold"/>
    </style:style>
    <style:style style:name="P46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Liberation Serif" fo:font-size="12pt" fo:font-weight="bold" officeooo:rsid="00290da6" officeooo:paragraph-rsid="00290da6" style:font-size-asian="12pt" style:font-weight-asian="bold" style:font-size-complex="12pt" style:font-weight-complex="bold"/>
    </style:style>
    <style:style style:name="P47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Liberation Serif" fo:font-size="12pt" fo:font-weight="bold" officeooo:rsid="002e0d7a" officeooo:paragraph-rsid="002e0d7a" style:font-size-asian="12pt" style:font-weight-asian="bold" style:font-size-complex="12pt" style:font-weight-complex="bold"/>
    </style:style>
    <style:style style:name="P48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Liberation Serif" fo:font-size="12pt" fo:font-weight="normal" officeooo:rsid="002e0d7a" officeooo:paragraph-rsid="002e0d7a" style:font-size-asian="12pt" style:font-weight-asian="normal" style:font-size-complex="12pt" style:font-weight-complex="normal"/>
    </style:style>
    <style:style style:name="P49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Liberation Serif" fo:font-size="12pt" fo:font-weight="normal" officeooo:rsid="002e4b06" officeooo:paragraph-rsid="002e4b06" style:font-size-asian="12pt" style:font-weight-asian="normal" style:font-size-complex="12pt" style:font-weight-complex="normal"/>
    </style:style>
    <style:style style:name="P50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Liberation Serif" fo:font-size="12pt" fo:font-weight="normal" officeooo:rsid="002e4b06" officeooo:paragraph-rsid="002fa3ec" style:font-size-asian="12pt" style:font-weight-asian="normal" style:font-size-complex="12pt" style:font-weight-complex="normal"/>
    </style:style>
    <style:style style:name="P51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Liberation Serif" fo:font-size="12pt" fo:font-weight="normal" officeooo:rsid="0030819b" officeooo:paragraph-rsid="0030819b" style:font-size-asian="12pt" style:font-weight-asian="normal" style:font-size-complex="12pt" style:font-weight-complex="normal"/>
    </style:style>
    <style:style style:name="P52" style:family="paragraph" style:parent-style-name="Preformatted_20_Text">
      <style:paragraph-properties fo:margin-top="0.101cm" fo:margin-bottom="0.101cm" loext:contextual-spacing="false" fo:line-height="100%" fo:text-align="justify" style:justify-single-word="false"/>
      <style:text-properties style:font-name="Liberation Serif" fo:font-size="12pt" style:font-size-asian="12pt" style:font-size-complex="12pt"/>
    </style:style>
    <style:style style:name="P53" style:family="paragraph" style:parent-style-name="Preformatted_20_Text">
      <style:paragraph-properties fo:margin-top="0.101cm" fo:margin-bottom="0.101cm" loext:contextual-spacing="false" fo:line-height="100%" fo:text-align="justify" style:justify-single-word="false"/>
      <style:text-properties style:font-name="Liberation Serif" fo:font-size="12pt" officeooo:rsid="00194c5e" officeooo:paragraph-rsid="00194c5e" style:font-size-asian="12pt" style:font-size-complex="12pt"/>
    </style:style>
    <style:style style:name="P54" style:family="paragraph" style:parent-style-name="Preformatted_20_Text">
      <style:paragraph-properties fo:margin-top="0.101cm" fo:margin-bottom="0.101cm" loext:contextual-spacing="false" fo:line-height="100%" fo:text-align="justify" style:justify-single-word="false"/>
      <style:text-properties style:font-name="Liberation Serif" fo:font-size="12pt" officeooo:rsid="0019e363" officeooo:paragraph-rsid="0019e363" style:font-size-asian="12pt" style:font-size-complex="12pt"/>
    </style:style>
    <style:style style:name="P55" style:family="paragraph" style:parent-style-name="Preformatted_20_Text">
      <style:paragraph-properties fo:margin-top="0.101cm" fo:margin-bottom="0.101cm" loext:contextual-spacing="false" fo:line-height="100%"/>
      <style:text-properties style:use-window-font-color="true" style:font-name="Liberation Serif" fo:font-size="12pt" fo:font-weight="bold" officeooo:rsid="001c3380" officeooo:paragraph-rsid="001d3554" style:font-size-asian="12pt" style:font-weight-asian="bold" style:font-size-complex="12pt" style:font-weight-complex="bold"/>
    </style:style>
    <style:style style:name="T1" style:family="text">
      <style:text-properties officeooo:rsid="000647b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3b1e" style:font-weight-asian="bold" style:font-weight-complex="bold"/>
    </style:style>
    <style:style style:name="T4" style:family="text">
      <style:text-properties fo:font-weight="bold" officeooo:rsid="0013d791" style:font-weight-asian="bold" style:font-weight-complex="bold"/>
    </style:style>
    <style:style style:name="T5" style:family="text">
      <style:text-properties fo:font-weight="bold" officeooo:rsid="00161e5b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bf224" style:font-weight-asian="normal" style:font-weight-complex="normal"/>
    </style:style>
    <style:style style:name="T8" style:family="text">
      <style:text-properties officeooo:rsid="000d8685"/>
    </style:style>
    <style:style style:name="T9" style:family="text">
      <style:text-properties officeooo:rsid="000dfae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color="#000000"/>
    </style:style>
    <style:style style:name="T13" style:family="text">
      <style:text-properties fo:color="#000000" fo:font-style="normal" style:text-underline-style="none" style:font-style-asian="normal" style:font-style-complex="normal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style:text-underline-style="none" officeooo:rsid="000dfaee"/>
    </style:style>
    <style:style style:name="T16" style:family="text">
      <style:text-properties fo:color="#000000" style:text-underline-style="none" fo:font-weight="normal" style:font-weight-asian="normal" style:font-weight-complex="normal"/>
    </style:style>
    <style:style style:name="T17" style:family="text">
      <style:text-properties fo:color="#000000" style:text-underline-style="none" fo:font-weight="normal" officeooo:rsid="001d3554" style:font-weight-asian="normal" style:font-weight-complex="normal"/>
    </style:style>
    <style:style style:name="T18" style:family="text">
      <style:text-properties fo:color="#000000" style:text-underline-style="none" fo:font-weight="normal" officeooo:rsid="001f0516" style:font-weight-asian="normal" style:font-weight-complex="normal"/>
    </style:style>
    <style:style style:name="T19" style:family="text">
      <style:text-properties fo:color="#000000" style:text-underline-style="none" fo:font-weight="normal" officeooo:rsid="002103e7" style:font-weight-asian="normal" style:font-weight-complex="normal"/>
    </style:style>
    <style:style style:name="T20" style:family="text">
      <style:text-properties fo:color="#000000" style:text-underline-style="none" fo:font-weight="normal" officeooo:rsid="00233fc2" style:font-weight-asian="normal" style:font-weight-complex="normal"/>
    </style:style>
    <style:style style:name="T21" style:family="text">
      <style:text-properties fo:color="#000000" style:text-underline-style="none" fo:font-weight="normal" officeooo:rsid="002526ab" style:font-weight-asian="normal" style:font-weight-complex="normal"/>
    </style:style>
    <style:style style:name="T22" style:family="text">
      <style:text-properties fo:color="#000000" style:text-underline-style="none" officeooo:rsid="0027897c"/>
    </style:style>
    <style:style style:name="T23" style:family="text">
      <style:text-properties fo:color="#000000" style:text-underline-style="none" officeooo:rsid="00276f41"/>
    </style:style>
    <style:style style:name="T24" style:family="text">
      <style:text-properties fo:color="#000000" style:text-underline-style="none" officeooo:rsid="002e4b06"/>
    </style:style>
    <style:style style:name="T25" style:family="text">
      <style:text-properties fo:color="#000000" style:text-underline-style="none" fo:font-weight="bold" officeooo:rsid="0027897c" style:font-weight-asian="bold" style:font-weight-complex="bold"/>
    </style:style>
    <style:style style:name="T26" style:family="text">
      <style:text-properties fo:color="#000000" style:text-underline-style="none" fo:font-weight="bold" officeooo:rsid="002e0d7a" style:font-weight-asian="bold" style:font-weight-complex="bold"/>
    </style:style>
    <style:style style:name="T27" style:family="text">
      <style:text-properties fo:color="#000000" style:text-underline-style="none" officeooo:rsid="002fa3ec"/>
    </style:style>
    <style:style style:name="T28" style:family="text">
      <style:text-properties officeooo:rsid="0012535f"/>
    </style:style>
    <style:style style:name="T29" style:family="text">
      <style:text-properties officeooo:rsid="00141b82"/>
    </style:style>
    <style:style style:name="T30" style:family="text">
      <style:text-properties officeooo:rsid="00143b1e"/>
    </style:style>
    <style:style style:name="T31" style:family="text">
      <style:text-properties officeooo:rsid="0014cab3"/>
    </style:style>
    <style:style style:name="T32" style:family="text">
      <style:text-properties officeooo:rsid="00161e5b"/>
    </style:style>
    <style:style style:name="T33" style:family="text">
      <style:text-properties officeooo:rsid="00190d69"/>
    </style:style>
    <style:style style:name="T34" style:family="text">
      <style:text-properties officeooo:rsid="0019e363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ES I - ATIVIDADE SUB-REDES <text:span text:style-name="T1">2</text:span></text:p>
      <text:p text:style-name="P1">ANSELMO SANTOS NOVAES</text:p>
      <text:p text:style-name="P1">TURMA TS421 </text:p>
      <text:p text:style-name="P1"/>
      <text:p text:style-name="P2">1. 131.1.123.0/27</text:p>
      <text:p text:style-name="P2"/>
      <text:p text:style-name="P2">Classe B</text:p>
      <text:p text:style-name="P2">255.255.0.0</text:p>
      <text:p text:style-name="P2">Variação: 256 – 224 = 32</text:p>
      <text:p text:style-name="P2"/>
      <text:p text:style-name="P2">A. <text:tab/>131.1.123.30 </text:p>
      <text:p text:style-name="P2"><text:tab/>Sub-rede: 131.1.123.0</text:p>
      <text:p text:style-name="P2"><text:tab/>Range: 131.1.123.1 – <text:span text:style-name="T2">131.1.123.30</text:span></text:p>
      <text:p text:style-name="P2"><text:span text:style-name="T2"/></text:p>
      <text:p text:style-name="P3">B. <text:tab/>131.1.123.31</text:p>
      <text:p text:style-name="P3"><text:tab/>Sub-rede: 131.1.123.0</text:p>
      <text:p text:style-name="P3"><text:tab/>Broadcast: <text:span text:style-name="T2">131.1.123.31</text:span></text:p>
      <text:p text:style-name="P3"><text:span text:style-name="T2"/></text:p>
      <text:p text:style-name="P3">C. <text:tab/>131.1.123.32</text:p>
      <text:p text:style-name="P3"><text:tab/>É um ID de sub-rede</text:p>
      <text:p text:style-name="P3"/>
      <text:p text:style-name="P3">D. <text:tab/>131.1.123.33</text:p>
      <text:p text:style-name="P3"><text:tab/>Sub-rede: 131.1.123.32</text:p>
      <text:p text:style-name="P3"><text:tab/>É o primeiro IP da sub-rede.</text:p>
      <text:p text:style-name="P3"/>
      <text:p text:style-name="P3">Logo, o último endereço IP na rede 131.1.123.0 é <text:span text:style-name="T2">131.1.123.30</text:span>.</text:p>
      <text:p text:style-name="P5">Alternativa A</text:p>
      <text:p text:style-name="P5"/>
      <text:p text:style-name="P3">2.</text:p>
      <text:p text:style-name="P3">124.12.4.0 /22</text:p>
      <text:p text:style-name="P4">Classe A</text:p>
      <text:p text:style-name="P5">255.255.252.0</text:p>
      <text:p text:style-name="P5"/>
      <text:p text:style-name="P5"><text:tab/><draw:frame draw:style-name="fr1" draw:name="Objeto1" text:anchor-type="as-char" svg:y="-0.437cm" svg:width="4.216cm" svg:height="0.527cm" draw:z-index="0"><draw:object xlink:href="./Object 1" xlink:type="simple" xlink:show="embed" xlink:actuate="onLoad"/><draw:image xlink:href="./ObjectReplacements/Object 1" xlink:type="simple" xlink:show="embed" xlink:actuate="onLoad"/></draw:frame>hosts válidos.</text:p>
      <text:p text:style-name="P5"/>
      <text:p text:style-name="P5">Alternativa B</text:p>
      <text:p text:style-name="P5"/>
      <text:p text:style-name="P6">3.</text:p>
      <text:p text:style-name="P6">192.168.5.33 /28</text:p>
      <text:p text:style-name="P6">255.255.255.240</text:p>
      <text:p text:style-name="P6"/>
      <text:p text:style-name="P6">Variação: 256 – 240 = 16</text:p>
      <text:p text:style-name="P6"/>
      <text:p text:style-name="P7">33/16 = 2 (resto 1)</text:p>
      <text:p text:style-name="P7">16 x 2=32</text:p>
      <text:p text:style-name="P7">Sub-rede: 192.168.5.32</text:p>
      <text:p text:style-name="P6"/>
      <text:p text:style-name="P15"><text:span text:style-name="T7">Obs: C</text:span>omo boa prática no mundo das redes, o endereço gateway <text:s/>deve ser o primeiro ou o último de uma rede/sub-rede.</text:p>
      <text:p text:style-name="P15"/>
      <text:p text:style-name="P16">Range: <text:span text:style-name="T2">192.168.5.31</text:span> – 192.168.5.46</text:p>
      <text:p text:style-name="P16"/>
      <text:p text:style-name="P16"><text:soft-page-break/><text:span text:style-name="T8">A</text:span>) <text:tab/>192.168.5.55 não pertence à sub-rede 192.168.5.32.</text:p>
      <text:p text:style-name="P16"><text:span text:style-name="T8">B</text:span>) <text:tab/>192.168.5.47 é o endereço de broadcast da sub-rede 192.168.5.32.</text:p>
      <text:p text:style-name="P16"><text:span text:style-name="T8">C</text:span>) <text:tab/>192.168.5.40 é um endereço de IP válido da sub-rede 192.168.5.32.</text:p>
      <text:p text:style-name="P16"><text:span text:style-name="T8">D</text:span>) <text:tab/>192.168.5.32 é o ID da sub-rede.</text:p>
      <text:p text:style-name="P16"><text:span text:style-name="T8">E</text:span>) <text:tab/>192.168.5.14 não pertence à sub-rede 192.168.5.32.</text:p>
      <text:p text:style-name="P16"/>
      <text:p text:style-name="P17">Portanto, alternativa D.</text:p>
      <text:p text:style-name="P17"/>
      <text:p text:style-name="P19"><text:span text:style-name="T9">4. <text:tab/></text:span>Atualmente a maioria das implementações do IPv4 usa o IP 127.0.0.1 como o endereço de loopback padrão. O nome de domínio padrão para tal endereço é <text:a xlink:type="simple" xlink:href="https://pt.wikipedia.org/wiki/Localhost" text:style-name="Internet_20_link" text:visited-style-name="Visited_20_Internet_20_Link"><text:span text:style-name="T13">localhost</text:span></text:a><text:span text:style-name="T12">.</text:span> <text:span text:style-name="T9">O</text:span> termo <text:span text:style-name="T6">localhost</text:span> se refere à localização do sistema que está sendo usado. É um dispositivo <text:a xlink:type="simple" xlink:href="https://pt.wikipedia.org/wiki/Loopback" text:style-name="Internet_20_link" text:visited-style-name="Visited_20_Internet_20_Link"><text:span text:style-name="T14">loopback</text:span></text:a> ao qual é atribuído o <text:a xlink:type="simple" xlink:href="https://pt.wikipedia.org/wiki/Endereço_IP" text:style-name="Internet_20_link" text:visited-style-name="Visited_20_Internet_20_Link"><text:span text:style-name="T14">endereço IP</text:span></text:a> <text:span text:style-name="T6">127.0.0.1</text:span> no <text:a xlink:type="simple" xlink:href="https://pt.wikipedia.org/wiki/IPv4" text:style-name="Internet_20_link" text:visited-style-name="Visited_20_Internet_20_Link"><text:span text:style-name="T14">IPv4</text:span></text:a>, ou <text:span text:style-name="T6">::1</text:span> no<text:span text:style-name="T10"> </text:span><text:a xlink:type="simple" xlink:href="https://pt.wikipedia.org/wiki/IPv6" text:style-name="Internet_20_link" text:visited-style-name="Visited_20_Internet_20_Link"><text:span text:style-name="T14">IPv6</text:span></text:a>, e pode ser usado por aplicações<text:span text:style-name="T14"> </text:span><text:span text:style-name="T15">TCP/IP</text:span> para testarem a comunicação consigo mesmas.</text:p>
      <text:p text:style-name="P19"/>
      <text:p text:style-name="P18">Resposta: Alternativa B.</text:p>
      <text:p text:style-name="P18"/>
      <text:p text:style-name="P20">5.</text:p>
      <text:p text:style-name="P20">Host A: 192.0.2.24 /28</text:p>
      <text:p text:style-name="P26">255.255.255.240</text:p>
      <text:p text:style-name="P26">Variação: 256 – 240 = 16</text:p>
      <text:p text:style-name="P26">24/16 = 1 (resto 8)</text:p>
      <text:p text:style-name="P26">16 x 1 = 16</text:p>
      <text:p text:style-name="P28">Sub-rede: 192.0.2.16</text:p>
      <text:p text:style-name="P20"/>
      <text:p text:style-name="P20">Host B: 192.0.2.100 /28</text:p>
      <text:p text:style-name="P26">255.255.255.240</text:p>
      <text:p text:style-name="P26">Variação: 256 – 240 = 16</text:p>
      <text:p text:style-name="P26">100/16 = 6 (resto 4)</text:p>
      <text:p text:style-name="P26">16 x 6 = 96</text:p>
      <text:p text:style-name="P28">Sub-rede: 192.0.2.96</text:p>
      <text:p text:style-name="P26"/>
      <text:p text:style-name="P26">Host A e Host B estão em Sub-redes diferentes!!!</text:p>
      <text:p text:style-name="P26"/>
      <text:p text:style-name="P26"/>
      <text:p text:style-name="P22"><text:span text:style-name="T29">A. Opção correta.</text:span></text:p>
      <text:p text:style-name="P22"/>
      <text:p text:style-name="P22"><text:tab/>“O cabo crimpado com a mesma disposição de fios em ambos os lados é chamado de cabo “reto”, ou <text:span text:style-name="T2">straight</text:span>. Este é o tipo “normal” de cabo, usado para ligar os micros ao switch ou ao roteador da rede. Existe ainda um outro tipo de cabo, chamado de “<text:span text:style-name="T2">cross-over</text:span>”(também chamado de cabo cross, ou cabo cruzado), que permite ligar diretamente dois micros, sem precisar de hub ou switch.” (Morimoto, Carlos <text:s/>Eduardo, Redes, Guia prático – Porto Alegre: Sul Editores, 2008, pag <text:span text:style-name="T28">83.)</text:span> </text:p>
      <text:p text:style-name="P17"/>
      <text:p text:style-name="P23">Segundo o trecho acima, para conectar dispositivos <text:s/>iguais usa-se o cabo cross-over, já para conectar dispositivos diferente usa-se o cabo direto ou straight.</text:p>
      <text:p text:style-name="P23"/>
      <text:p text:style-name="P23">Como os dois dispositivos estão interligados diretamente, muito provavelmente são dispositivos iguais, e não estão se comunicando isso se deve pelo fato de que o cabo usado para a conexão não é um cabo cross-over, mas sim um cabo straight-trough, logo deve-se fazer a substituição por um cabo cross-over.</text:p>
      <text:p text:style-name="P23"/>
      <text:p text:style-name="P25"/>
      <text:p text:style-name="P24"><text:soft-page-break/></text:p>
      <text:p text:style-name="P24"/>
      <text:p text:style-name="P24"><text:span text:style-name="T30">B. Opção correta</text:span></text:p>
      <text:p text:style-name="P23">/<text:span text:style-name="T30">25</text:span></text:p>
      <text:p text:style-name="P8">Host A: 192.0.2.24 /2<text:span text:style-name="T30">5</text:span></text:p>
      <text:p text:style-name="P10">255.255.255.128</text:p>
      <text:p text:style-name="P10">Variação: 256 – 128 = 128</text:p>
      <text:p text:style-name="P10">24/128 = 0 (resto)</text:p>
      <text:p text:style-name="P10">100 x 0 = 0</text:p>
      <text:p text:style-name="P30">Sub-rede: 192.0.2.0</text:p>
      <text:p text:style-name="P10"/>
      <text:p text:style-name="P8">Host B: 192.0.2.100 /2<text:span text:style-name="T30">5</text:span></text:p>
      <text:p text:style-name="P10">255.255.255.128</text:p>
      <text:p text:style-name="P10">Variação: 256 – 128 = 128</text:p>
      <text:p text:style-name="P10">100/128 = 0 (resto)</text:p>
      <text:p text:style-name="P10">128 x 0 = 0</text:p>
      <text:p text:style-name="P30">Sub-rede: 192.0.2.0</text:p>
      <text:p text:style-name="P30"/>
      <text:p text:style-name="P30">Host A e Host B estão na mesma sub-rede.</text:p>
      <text:p text:style-name="P30"/>
      <text:p text:style-name="P11">C. <text:span text:style-name="T33">Opção Incorreta</text:span></text:p>
      <text:p text:style-name="P31">/26</text:p>
      <text:p text:style-name="P9">Host A: 192.0.2.24 /2<text:span text:style-name="T31">6</text:span></text:p>
      <text:p text:style-name="P11">255.255.255.192</text:p>
      <text:p text:style-name="P11">Variação: 256 – 192 = 64</text:p>
      <text:p text:style-name="P11">24/64 = 0 (resto)</text:p>
      <text:p text:style-name="P11">Sub-rede: 192.0.2.0</text:p>
      <text:p text:style-name="P9"/>
      <text:p text:style-name="P9"/>
      <text:p text:style-name="P9">Host B: 192.0.2.100 /2<text:span text:style-name="T31">6</text:span></text:p>
      <text:p text:style-name="P11">255.255.255.192</text:p>
      <text:p text:style-name="P11">Variação: 256 – 192 = 64</text:p>
      <text:p text:style-name="P11">100/64 = 1 (resto 36)</text:p>
      <text:p text:style-name="P11">64 x 1 = 64</text:p>
      <text:p text:style-name="P11">Sub-rede: 192.0.2.64</text:p>
      <text:p text:style-name="P11"/>
      <text:p text:style-name="P11"><text:s/><text:span text:style-name="T3">Host A e Host B estão </text:span><text:span text:style-name="T2">em </text:span><text:span text:style-name="T3">sub-rede</text:span><text:span text:style-name="T2">s diferentes</text:span><text:span text:style-name="T3">.</text:span></text:p>
      <text:p text:style-name="P11"><text:span text:style-name="T3"/></text:p>
      <text:p text:style-name="P14"><text:span text:style-name="T30">D. Opção Incorreta</text:span></text:p>
      <text:p text:style-name="P13"><text:span text:style-name="T3">H</text:span><text:span text:style-name="T2">ost A: 192.0.2.15 </text:span>/28</text:p>
      <text:p text:style-name="P27">255.255.255.240</text:p>
      <text:p text:style-name="P27">Variação: 256 – 240 = 16</text:p>
      <text:p text:style-name="P27"><text:span text:style-name="T32">15</text:span>/16 = <text:span text:style-name="T32">0</text:span> (resto<text:span text:style-name="T32">)</text:span></text:p>
      <text:p text:style-name="P27">16 x <text:span text:style-name="T32">0</text:span> = <text:span text:style-name="T32">0</text:span></text:p>
      <text:p text:style-name="P29">Sub-rede: 192.0.2.<text:span text:style-name="T32">0</text:span></text:p>
      <text:p text:style-name="P13"/>
      <text:p text:style-name="P13"/>
      <text:p text:style-name="P21">Host B: 192.0.2.100 /28</text:p>
      <text:p text:style-name="P27">255.255.255.240</text:p>
      <text:p text:style-name="P27">Variação: 256 – 240 = 16</text:p>
      <text:p text:style-name="P27">100/16 = 6 (resto 4)</text:p>
      <text:p text:style-name="P27">16 x 6 = 96</text:p>
      <text:p text:style-name="P29"><text:soft-page-break/>Sub-rede: 192.0.2.96</text:p>
      <text:p text:style-name="P29"/>
      <text:p text:style-name="P12"><text:span text:style-name="T3">Host A e Host B estão </text:span><text:span text:style-name="T2">em </text:span><text:span text:style-name="T3">sub-rede</text:span><text:span text:style-name="T2">s diferentes</text:span><text:span text:style-name="T3">.</text:span></text:p>
      <text:p text:style-name="P12"><text:span text:style-name="T3"/></text:p>
      <text:p text:style-name="P14"><text:span text:style-name="T30">E. Opção Incorreta</text:span></text:p>
      <text:p text:style-name="P21">Host A: 192.0.2.24 /28</text:p>
      <text:p text:style-name="P27">255.255.255.240</text:p>
      <text:p text:style-name="P27">Variação: 256 – 240 = 16</text:p>
      <text:p text:style-name="P27">24/16 = 1 (resto 8)</text:p>
      <text:p text:style-name="P27">16 x 1 = 16</text:p>
      <text:p text:style-name="P13"><text:span text:style-name="T4">Sub-rede: 192.0.2.16</text:span></text:p>
      <text:p text:style-name="P13"><text:span text:style-name="T4"/></text:p>
      <text:p text:style-name="P13"><text:span text:style-name="T3"><text:s/></text:span></text:p>
      <text:p text:style-name="P21"><text:span text:style-name="T2">Host B: 192.0.2.1</text:span><text:span text:style-name="T5">11</text:span> /28</text:p>
      <text:p text:style-name="P27">255.255.255.240</text:p>
      <text:p text:style-name="P27">Variação: 256 – 240 = 16</text:p>
      <text:p text:style-name="P27">1<text:span text:style-name="T32">11</text:span>/16 = 6 (resto <text:span text:style-name="T32">5</text:span>)</text:p>
      <text:p text:style-name="P27">16 x 6 = 96</text:p>
      <text:p text:style-name="P29"><text:span text:style-name="T30">Sub-rede: 192.0.2.96</text:span></text:p>
      <text:p text:style-name="P29"><text:span text:style-name="T3"/></text:p>
      <text:p text:style-name="P12"><text:span text:style-name="T3">Host A e Host B estão em sub-redes diferentes.</text:span></text:p>
      <text:p text:style-name="P29"><text:span text:style-name="T3"/></text:p>
      <text:p text:style-name="P32"><text:span text:style-name="T30">6.</text:span></text:p>
      <text:p text:style-name="P33"><text:span text:style-name="T11"><text:tab/>Três faixas de endereços são reservadas para redes privadas</text:span><text:span text:style-name="T16">, são elas:</text:span></text:p>
      <text:p text:style-name="P34"><text:span text:style-name="T16"><text:tab/>10.0.0.0 <text:s text:c="5"/>- <text:s text:c="2"/>10.255.255.255</text:span></text:p>
      <text:p text:style-name="P35"><text:tab/>172.16.0.0 <text:s text:c="3"/>- <text:s text:c="2"/>172.31.255.255</text:p>
      <text:p text:style-name="P52"><text:tab/>192.168.0.0 <text:s text:c="2"/>- <text:s text:c="2"/>192.168.255.255</text:p>
      <text:p text:style-name="P53"><text:tab/>Logo, as opções que não estiverem nos intervalos dos endereços acima farão parte da internet pública.</text:p>
      <text:p text:style-name="P53"><text:tab/>São eles:</text:p>
      <text:p text:style-name="P53"><text:span text:style-name="T34"><text:tab/>C</text:span>. <text:span text:style-name="T34">172.64.12.29</text:span></text:p>
      <text:p text:style-name="P54"><text:tab/>E. 198.234.12.95</text:p>
      <text:p text:style-name="P54"><text:tab/>F. 212.193.48.254</text:p>
      <text:p text:style-name="P54"/>
      <text:p text:style-name="P55"><text:span text:style-name="T16">7. </text:span></text:p>
      <text:p text:style-name="P37"><text:span text:style-name="T17">300 sub-redes</text:span></text:p>
      <text:p text:style-name="P38"><text:span text:style-name="T16">50 hosts por sub-redes</text:span></text:p>
      <text:p text:style-name="P39"><text:span text:style-name="T16">Classe B</text:span></text:p>
      <text:p text:style-name="P39"><text:span text:style-name="T18"/></text:p>
      <text:p text:style-name="P40"><text:span text:style-name="T16">A. 255.255.255.0</text:span></text:p>
      <text:p text:style-name="P36"><text:span text:style-name="T16"><text:tab/>2⁸ = 256 Sub-redes</text:span></text:p>
      <text:p text:style-name="P40"><text:span text:style-name="T16"><text:tab/>2⁸ – 2 = 254 hosts</text:span></text:p>
      <text:p text:style-name="P40"><text:span text:style-name="T16"/></text:p>
      <text:p text:style-name="P40"><text:span text:style-name="T16">B. 255.255.255.128</text:span></text:p>
      <text:p text:style-name="P40"><text:span text:style-name="T16"><text:tab/>2⁹ = 512 Sub-redes</text:span></text:p>
      <text:p text:style-name="P40"><text:span text:style-name="T16"><text:tab/>2⁷ – 2 = 126 hosts</text:span></text:p>
      <text:p text:style-name="P40"><text:span text:style-name="T16"/></text:p>
      <text:p text:style-name="P40"><text:span text:style-name="T16">C. 255.255.252.0</text:span></text:p>
      <text:p text:style-name="P40"><text:span text:style-name="T16"><text:tab/>2⁶ = 64 sub-redes</text:span></text:p>
      <text:p text:style-name="P40"><text:soft-page-break/><text:span text:style-name="T16"><text:s text:c="10"/></text:span><text:span text:style-name="T16"><draw:frame draw:style-name="fr1" draw:name="Objeto2" text:anchor-type="as-char" svg:y="-0.437cm" svg:width="2.434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6">hosts</text:span></text:p>
      <text:p text:style-name="P40"><text:span text:style-name="T16"/></text:p>
      <text:p text:style-name="P40"><text:span text:style-name="T16">D. 255.255.255.224</text:span></text:p>
      <text:p text:style-name="P40"><text:span text:style-name="T16"><text:s text:c="10"/></text:span><text:span text:style-name="T16"><draw:frame draw:style-name="fr1" draw:name="Objeto3" text:anchor-type="as-char" svg:y="-0.437cm" svg:width="1.864cm" svg:height="0.529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16">Sub-redes</text:span></text:p>
      <text:p text:style-name="P40"><text:span text:style-name="T16"><text:tab/>2⁵ – 2 = 30 hosts</text:span></text:p>
      <text:p text:style-name="P40"><text:span text:style-name="T16"/></text:p>
      <text:p text:style-name="P40"><text:span text:style-name="T16">E. 255.255.255.192</text:span></text:p>
      <text:p text:style-name="P40"><text:span text:style-name="T16"><text:s text:c="10"/></text:span><text:span text:style-name="T16"><draw:frame draw:style-name="fr1" draw:name="Objeto4" text:anchor-type="as-char" svg:y="-0.437cm" svg:width="1.886cm" svg:height="0.529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span><text:span text:style-name="T16">Sub-redes</text:span></text:p>
      <text:p text:style-name="P40"><text:span text:style-name="T16"><text:tab/>2⁶ – 2 = 62 hosts</text:span></text:p>
      <text:p text:style-name="P40"><text:span text:style-name="T16"/></text:p>
      <text:p text:style-name="P40"><text:span text:style-name="T16">F. 255.255.248.0</text:span></text:p>
      <text:p text:style-name="P40"><text:span text:style-name="T16"><text:tab/>2⁵ = 32 sub-redes</text:span></text:p>
      <text:p text:style-name="P40"><text:span text:style-name="T16"><text:s text:c="9"/></text:span><text:span text:style-name="T16"><draw:frame draw:style-name="fr1" draw:name="Objeto5" text:anchor-type="as-char" svg:y="-0.437cm" svg:width="2.427cm" svg:height="0.52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19">hosts</text:span></text:p>
      <text:p text:style-name="P40"><text:span text:style-name="T19"/></text:p>
      <text:p text:style-name="P42"><text:span text:style-name="T19">A</text:span><text:span text:style-name="T16">penas as alternativas </text:span><text:span text:style-name="T14">B</text:span><text:span text:style-name="T16"> e </text:span><text:span text:style-name="T14">E</text:span><text:span text:style-name="T16"> poderão ser utilizadas.</text:span></text:p>
      <text:p text:style-name="P40"><text:span text:style-name="T16"/></text:p>
      <text:p text:style-name="P41"><text:span text:style-name="T20">8. </text:span></text:p>
      <text:p text:style-name="P43"><text:span text:style-name="T21">I</text:span><text:span text:style-name="T16">P1: 10.1.0.36</text:span></text:p>
      <text:p text:style-name="P43"><text:span text:style-name="T16">IP2: 10.1.1.70</text:span></text:p>
      <text:p text:style-name="P41"><text:span text:style-name="T21"/></text:p>
      <text:p text:style-name="P41"><text:span text:style-name="T21">A. Máscara 255.255.255.12</text:span><text:span text:style-name="T16"><text:tab/></text:span></text:p>
      <text:p text:style-name="P43"><text:span text:style-name="T16"><text:tab/>Não existe.</text:span></text:p>
      <text:p text:style-name="P43"><text:span text:style-name="T16"/></text:p>
      <text:p text:style-name="P43"><text:span text:style-name="T16">B. 255.255.255.128</text:span></text:p>
      <text:p text:style-name="P45"><text:span text:style-name="T16"><text:tab/>131072 <text:s/>sub-redes</text:span></text:p>
      <text:p text:style-name="P45"><text:span text:style-name="T16"><text:tab/>2⁷ – 2 = 126 hosts</text:span></text:p>
      <text:p text:style-name="P45"><text:span text:style-name="T16"><text:tab/>Variação: 256 – 128 = 128</text:span></text:p>
      <text:p text:style-name="P45"><text:span text:style-name="T16"/></text:p>
      <text:p text:style-name="P44"><text:span text:style-name="T21"><text:tab/>I</text:span><text:span text:style-name="T16">P1: 10.1.0.36</text:span></text:p>
      <text:p text:style-name="P44"><text:span text:style-name="T16"><text:tab/>255.255.255.128</text:span></text:p>
      <text:p text:style-name="P46"><text:span text:style-name="T16"><text:tab/>Range: <text:s/>10.1.0.1 – 10.1.0.126 <text:s/>- </text:span><text:span text:style-name="T23">Sub-rede: 10.</text:span><text:span text:style-name="T22">1</text:span><text:span text:style-name="T23">.0.</text:span><text:span text:style-name="T22">0</text:span></text:p>
      <text:p text:style-name="P46"><text:span text:style-name="T16"><text:tab/> <text:tab/> <text:s/>10.1.0.127 – 10.1.0.254 - </text:span><text:span text:style-name="T23">Sub-rede: 10.</text:span><text:span text:style-name="T22">1</text:span><text:span text:style-name="T23">.0.</text:span><text:span text:style-name="T14">126</text:span></text:p>
      <text:p text:style-name="P45"><text:span text:style-name="T22"/></text:p>
      <text:p text:style-name="P44"><text:span text:style-name="T16"><text:tab/>IP2: 10.1.1.70</text:span></text:p>
      <text:p text:style-name="P44"><text:span text:style-name="T16"><text:tab/>255.255.255.128</text:span></text:p>
      <text:p text:style-name="P46"><text:span text:style-name="T16"><text:tab/>Range: 10.1.1.1 – 10.1.1.126 - </text:span><text:span text:style-name="T23">Sub-rede: 10.</text:span><text:span text:style-name="T22">1</text:span><text:span text:style-name="T23">.</text:span><text:span text:style-name="T14">1</text:span><text:span text:style-name="T23">.</text:span><text:span text:style-name="T22">0</text:span></text:p>
      <text:p text:style-name="P46"><text:span text:style-name="T16"><text:tab/><text:tab/> 10.1.1.127 – 10.1.1.254 - </text:span><text:span text:style-name="T23">Sub-rede: 10.</text:span><text:span text:style-name="T22">1</text:span><text:span text:style-name="T23">.</text:span><text:span text:style-name="T14">1</text:span><text:span text:style-name="T23">.</text:span><text:span text:style-name="T14">126</text:span></text:p>
      <text:p text:style-name="P46"><text:span text:style-name="T16"><text:tab/>10.1.2.1 – 10.1.2.126 … - </text:span><text:span text:style-name="T23">Sub-rede: 10.</text:span><text:span text:style-name="T22">1</text:span><text:span text:style-name="T23">.</text:span><text:span text:style-name="T14">2</text:span><text:span text:style-name="T23">.</text:span><text:span text:style-name="T22">0</text:span></text:p>
      <text:p text:style-name="P46"><text:span text:style-name="T22"/></text:p>
      <text:p text:style-name="P47"><text:span text:style-name="T22">O</text:span><text:span text:style-name="T14">pção correta.</text:span></text:p>
      <text:p text:style-name="P47"><text:span text:style-name="T14"/></text:p>
      <text:p text:style-name="P48"><text:span text:style-name="T24">C</text:span><text:span text:style-name="T14">. </text:span></text:p>
      <text:p text:style-name="P48"><text:span text:style-name="T14">255.255.255.0</text:span></text:p>
      <text:p text:style-name="P48"><text:span text:style-name="T14">Opção errada. Será necessário um dispositivo de Layer 3 para os Pcs se comunicarem, pois estarão em redes distintas.</text:span></text:p>
      <text:p text:style-name="P48"><text:span text:style-name="T14"/></text:p>
      <text:p text:style-name="P49"><text:span text:style-name="T14">D.</text:span></text:p>
      <text:p text:style-name="P49"><text:span text:style-name="T14">255.255.255.128</text:span></text:p>
      <text:p text:style-name="P50"><text:span text:style-name="T25">O</text:span><text:span text:style-name="T26">pção correta,</text:span><text:span text:style-name="T14"> </text:span><text:span text:style-name="T27">p</text:span><text:span text:style-name="T14">ois os Pcs estão em redes diferentes.</text:span></text:p>
      <text:p text:style-name="P49"><text:span text:style-name="T14"/></text:p>
      <text:p text:style-name="P49"><text:span text:style-name="T14">E. 255.255.254.0</text:span></text:p>
      <text:p text:style-name="P50"><text:span text:style-name="T25">O</text:span><text:span text:style-name="T26">pção correta,</text:span><text:span text:style-name="T14"> pois teremos 2046 hosts para cada sub-rede.</text:span></text:p>
      <text:p text:style-name="P51"><text:soft-page-break/><text:span text:style-name="T14">9. </text:span></text:p>
      <text:p text:style-name="P48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2:05:12.813273834</meta:creation-date>
    <dc:date>2017-11-12T21:14:31.039861638</dc:date>
    <meta:editing-duration>PT3H1M15S</meta:editing-duration>
    <meta:editing-cycles>30</meta:editing-cycles>
    <meta:generator>LibreOffice/5.1.6.2$Linux_X86_64 LibreOffice_project/10m0$Build-2</meta:generator>
    <meta:document-statistic meta:table-count="0" meta:image-count="0" meta:object-count="5" meta:page-count="6" meta:paragraph-count="180" meta:word-count="891" meta:character-count="5367" meta:non-whitespace-character-count="4512"/>
  </office:meta>
</office:document-meta>
</file>

<file path=Object 1/content.xml><?xml version="1.0" encoding="utf-8"?>
<math xmlns="http://www.w3.org/1998/Math/MathML" display="block">
  <semantics>
    <mrow>
      <mrow>
        <msup>
          <mn>2</mn>
          <mn>10</mn>
        </msup>
        <mo stretchy="false">−</mo>
        <mn>2</mn>
      </mrow>
      <mo stretchy="false">=</mo>
      <mrow>
        <mn>1024</mn>
        <mo stretchy="false">−</mo>
        <mn>2</mn>
      </mrow>
      <mo stretchy="false">=</mo>
      <mn>1022</mn>
    </mrow>
    <annotation encoding="StarMath 5.0">2^10 - 2 = 1024 - 2 = 1022</annotation>
  </semantics>
</math>
</file>

<file path=Object 2/content.xml><?xml version="1.0" encoding="utf-8"?>
<math xmlns="http://www.w3.org/1998/Math/MathML" display="block">
  <semantics>
    <mrow>
      <mrow>
        <msup>
          <mn>2</mn>
          <mn>10</mn>
        </msup>
        <mo stretchy="false">−</mo>
        <mn>2</mn>
      </mrow>
      <mo stretchy="false">=</mo>
      <mn>1022</mn>
    </mrow>
    <annotation encoding="StarMath 5.0">2 ^ 10 -2 = 1022</annotation>
  </semantics>
</math>
</file>

<file path=Object 3/content.xml><?xml version="1.0" encoding="utf-8"?>
<math xmlns="http://www.w3.org/1998/Math/MathML" display="block">
  <semantics>
    <mrow>
      <msup>
        <mn>2</mn>
        <mn>11</mn>
      </msup>
      <mo stretchy="false">=</mo>
      <mn>2048</mn>
    </mrow>
    <annotation encoding="StarMath 5.0">2 ^ 11  = 2048</annotation>
  </semantics>
</math>
</file>

<file path=Object 4/content.xml><?xml version="1.0" encoding="utf-8"?>
<math xmlns="http://www.w3.org/1998/Math/MathML" display="block">
  <semantics>
    <mrow>
      <msup>
        <mn>2</mn>
        <mn>10</mn>
      </msup>
      <mo stretchy="false">=</mo>
      <mn>1024</mn>
    </mrow>
    <annotation encoding="StarMath 5.0">2 ^ 10 = 1024</annotation>
  </semantics>
</math>
</file>

<file path=Object 5/content.xml><?xml version="1.0" encoding="utf-8"?>
<math xmlns="http://www.w3.org/1998/Math/MathML" display="block">
  <semantics>
    <mrow>
      <mrow>
        <msup>
          <mn>2</mn>
          <mn>11</mn>
        </msup>
        <mo stretchy="false">−</mo>
        <mn>2</mn>
      </mrow>
      <mo stretchy="false">=</mo>
      <mn>2042</mn>
    </mrow>
    <annotation encoding="StarMath 5.0">2 ^ 11 - 2 = 2042</annotation>
  </semantics>
</math>
</file>